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ENTITEMPRIC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ID</text:p>
          </table:table-cell>
          <table:table-cell office:value-type="string" table:style-name="ce1">
            <text:p>VERSIONID</text:p>
          </table:table-cell>
          <table:table-cell office:value-type="string" table:style-name="ce1">
            <text:p>PRICETYPE</text:p>
          </table:table-cell>
          <table:table-cell office:value-type="string" table:style-name="ce1">
            <text:p>INVENTDIMID</text:p>
          </table:table-cell>
          <table:table-cell office:value-type="string" table:style-name="ce1">
            <text:p>MARKUP</text:p>
          </table:table-cell>
          <table:table-cell office:value-type="string" table:style-name="ce1">
            <text:p>PRICEUNIT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PRICECALCID</text:p>
          </table:table-cell>
          <table:table-cell office:value-type="string" table:style-name="ce1">
            <text:p>UNITID</text:p>
          </table:table-cell>
          <table:table-cell office:value-type="string" table:style-name="ce1">
            <text:p>PRICEALLOCATEMARKUP</text:p>
          </table:table-cell>
          <table:table-cell office:value-type="string" table:style-name="ce1">
            <text:p>PRICEQTY</text:p>
          </table:table-cell>
          <table:table-cell office:value-type="string" table:style-name="ce1">
            <text:p>STDCOSTTRANSDATE</text:p>
          </table:table-cell>
          <table:table-cell office:value-type="string" table:style-name="ce1">
            <text:p>STDCOSTVOUCHER</text:p>
          </table:table-cell>
          <table:table-cell office:value-type="string" table:style-name="ce1">
            <text:p>COSTINGTYPE</text:p>
          </table:table-cell>
          <table:table-cell office:value-type="string" table:style-name="ce1">
            <text:p>ACTIVATIONDATE</text:p>
          </table:table-cell>
          <table:table-cell office:value-type="string" table:style-name="ce1">
            <text:p>PRICESECCUR_RU</text:p>
          </table:table-cell>
          <table:table-cell office:value-type="string" table:style-name="ce1">
            <text:p>MARKUPSECCUR_RU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0.000</text:p>
          </table:table-cell>
          <table:table-cell office:value-type="string" table:style-name="ce1">
            <text:p>2018-10-16 11:31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57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25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25 14:31:31.000</text:p>
          </table:table-cell>
          <table:table-cell office:value-type="string" table:style-name="ce1">
            <text:p>2019-03-25 14:31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610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3.3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01 10:13:16.000</text:p>
          </table:table-cell>
          <table:table-cell office:value-type="string" table:style-name="ce1">
            <text:p>2019-03-01 10:13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9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1 13:15:25.000</text:p>
          </table:table-cell>
          <table:table-cell office:value-type="string" table:style-name="ce1">
            <text:p>2019-05-21 13:15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783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3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3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3 15:17:11.000</text:p>
          </table:table-cell>
          <table:table-cell office:value-type="string" table:style-name="ce1">
            <text:p>2019-07-23 15:17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929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1 15:42:45.000</text:p>
          </table:table-cell>
          <table:table-cell office:value-type="string" table:style-name="ce1">
            <text:p>2019-08-01 15:42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29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1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2 13:18:22.000</text:p>
          </table:table-cell>
          <table:table-cell office:value-type="string" table:style-name="ce1">
            <text:p>2019-08-12 13:18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98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1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3.3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2 13:18:21.000</text:p>
          </table:table-cell>
          <table:table-cell office:value-type="string" table:style-name="ce1">
            <text:p>2019-08-12 13:18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98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2:17.000</text:p>
          </table:table-cell>
          <table:table-cell office:value-type="string" table:style-name="ce1">
            <text:p>2018-10-16 11:32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0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13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13 10:06:40.000</text:p>
          </table:table-cell>
          <table:table-cell office:value-type="string" table:style-name="ce1">
            <text:p>2019-03-13 10:06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27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5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51:20.000</text:p>
          </table:table-cell>
          <table:table-cell office:value-type="string" table:style-name="ce1">
            <text:p>2019-06-19 09:51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64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1:56:05.000</text:p>
          </table:table-cell>
          <table:table-cell office:value-type="string" table:style-name="ce1">
            <text:p>2019-06-20 11:56:0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591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5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4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4 13:47:24.000</text:p>
          </table:table-cell>
          <table:table-cell office:value-type="string" table:style-name="ce1">
            <text:p>2019-06-24 13:47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12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19 07:24:17.000</text:p>
          </table:table-cell>
          <table:table-cell office:value-type="string" table:style-name="ce1">
            <text:p>2019-07-19 07:24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39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7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6 07:55:35.000</text:p>
          </table:table-cell>
          <table:table-cell office:value-type="string" table:style-name="ce1">
            <text:p>2019-07-26 07:55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73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3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30 17:42:29.000</text:p>
          </table:table-cell>
          <table:table-cell office:value-type="string" table:style-name="ce1">
            <text:p>2019-07-30 17:42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19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6 13:09:15.000</text:p>
          </table:table-cell>
          <table:table-cell office:value-type="string" table:style-name="ce1">
            <text:p>2019-08-06 13:09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022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7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7 10:13:42.000</text:p>
          </table:table-cell>
          <table:table-cell office:value-type="string" table:style-name="ce1">
            <text:p>2019-08-07 10:1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47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5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2 13:18:20.000</text:p>
          </table:table-cell>
          <table:table-cell office:value-type="string" table:style-name="ce1">
            <text:p>2019-08-12 13:18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98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5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10-01 09:54:22.000</text:p>
          </table:table-cell>
          <table:table-cell office:value-type="string" table:style-name="ce1">
            <text:p>2019-10-01 09:54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258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3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.5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21:38.000</text:p>
          </table:table-cell>
          <table:table-cell office:value-type="string" table:style-name="ce1">
            <text:p>2019-06-20 12:21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96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3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23:10.000</text:p>
          </table:table-cell>
          <table:table-cell office:value-type="string" table:style-name="ce1">
            <text:p>2019-06-20 12:23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97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3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64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07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07 12:48:57.000</text:p>
          </table:table-cell>
          <table:table-cell office:value-type="string" table:style-name="ce1">
            <text:p>2019-03-07 12:48:5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571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3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3 14:47:53.000</text:p>
          </table:table-cell>
          <table:table-cell office:value-type="string" table:style-name="ce1">
            <text:p>2019-05-23 14:47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712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6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64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2-1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2-11 15:51:41.000</text:p>
          </table:table-cell>
          <table:table-cell office:value-type="string" table:style-name="ce1">
            <text:p>2018-12-11 15:51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034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4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3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3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30 09:20:08.000</text:p>
          </table:table-cell>
          <table:table-cell office:value-type="string" table:style-name="ce1">
            <text:p>2019-05-30 09:20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662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.2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2:17.000</text:p>
          </table:table-cell>
          <table:table-cell office:value-type="string" table:style-name="ce1">
            <text:p>2018-10-16 11:32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0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4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18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18 16:12:37.000</text:p>
          </table:table-cell>
          <table:table-cell office:value-type="string" table:style-name="ce1">
            <text:p>2019-03-18 16:12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160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2018-10-16 11:31:5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64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20 09:58:26.000</text:p>
          </table:table-cell>
          <table:table-cell office:value-type="string" table:style-name="ce1">
            <text:p>2019-03-20 09:58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4-1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4-11 07:22:31.000</text:p>
          </table:table-cell>
          <table:table-cell office:value-type="string" table:style-name="ce1">
            <text:p>2019-04-11 07:22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057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1 12:56:25.000</text:p>
          </table:table-cell>
          <table:table-cell office:value-type="string" table:style-name="ce1">
            <text:p>2019-05-21 12:56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783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06 15:21:04.000</text:p>
          </table:table-cell>
          <table:table-cell office:value-type="string" table:style-name="ce1">
            <text:p>2018-11-06 15:21:0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7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44:42.000</text:p>
          </table:table-cell>
          <table:table-cell office:value-type="string" table:style-name="ce1">
            <text:p>2019-06-19 09:44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41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0:20:07.000</text:p>
          </table:table-cell>
          <table:table-cell office:value-type="string" table:style-name="ce1">
            <text:p>2019-06-20 10:20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85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1:57:26.000</text:p>
          </table:table-cell>
          <table:table-cell office:value-type="string" table:style-name="ce1">
            <text:p>2019-06-20 11:57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597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08:31.000</text:p>
          </table:table-cell>
          <table:table-cell office:value-type="string" table:style-name="ce1">
            <text:p>2019-06-20 12:08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71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4:37:58.000</text:p>
          </table:table-cell>
          <table:table-cell office:value-type="string" table:style-name="ce1">
            <text:p>2019-06-20 14:37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20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6 07:55:35.000</text:p>
          </table:table-cell>
          <table:table-cell office:value-type="string" table:style-name="ce1">
            <text:p>2019-07-26 07:55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72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5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5 13:46:49.000</text:p>
          </table:table-cell>
          <table:table-cell office:value-type="string" table:style-name="ce1">
            <text:p>2019-08-05 13:4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019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2 12:44:51.000</text:p>
          </table:table-cell>
          <table:table-cell office:value-type="string" table:style-name="ce1">
            <text:p>2019-08-12 12:44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89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47:33.000</text:p>
          </table:table-cell>
          <table:table-cell office:value-type="string" table:style-name="ce1">
            <text:p>2019-06-19 09:47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50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49:03.000</text:p>
          </table:table-cell>
          <table:table-cell office:value-type="string" table:style-name="ce1">
            <text:p>2019-06-19 09:49:0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55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50:35.000</text:p>
          </table:table-cell>
          <table:table-cell office:value-type="string" table:style-name="ce1">
            <text:p>2019-06-19 09:50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62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55:09.000</text:p>
          </table:table-cell>
          <table:table-cell office:value-type="string" table:style-name="ce1">
            <text:p>2019-06-19 09:55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78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04:22.000</text:p>
          </table:table-cell>
          <table:table-cell office:value-type="string" table:style-name="ce1">
            <text:p>2019-06-20 12:04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55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15:22.000</text:p>
          </table:table-cell>
          <table:table-cell office:value-type="string" table:style-name="ce1">
            <text:p>2019-06-20 12:15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89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4:41:35.000</text:p>
          </table:table-cell>
          <table:table-cell office:value-type="string" table:style-name="ce1">
            <text:p>2019-06-20 14:41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29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12 08:04:38.000</text:p>
          </table:table-cell>
          <table:table-cell office:value-type="string" table:style-name="ce1">
            <text:p>2019-07-12 08:04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6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4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8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8 07:17:46.000</text:p>
          </table:table-cell>
          <table:table-cell office:value-type="string" table:style-name="ce1">
            <text:p>2019-07-28 07:17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008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1 14:53:50.000</text:p>
          </table:table-cell>
          <table:table-cell office:value-type="string" table:style-name="ce1">
            <text:p>2019-08-01 14:53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28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06 10:36:23.000</text:p>
          </table:table-cell>
          <table:table-cell office:value-type="string" table:style-name="ce1">
            <text:p>2019-08-06 10:36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32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9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1 07:11:45.000</text:p>
          </table:table-cell>
          <table:table-cell office:value-type="string" table:style-name="ce1">
            <text:p>2019-08-11 07:11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36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2 06:07:54.000</text:p>
          </table:table-cell>
          <table:table-cell office:value-type="string" table:style-name="ce1">
            <text:p>2019-08-12 06:07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937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23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23 10:48:19.000</text:p>
          </table:table-cell>
          <table:table-cell office:value-type="string" table:style-name="ce1">
            <text:p>2019-08-23 10:48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73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5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25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25 07:07:29.000</text:p>
          </table:table-cell>
          <table:table-cell office:value-type="string" table:style-name="ce1">
            <text:p>2019-08-25 07:07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285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9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28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28 06:07:42.000</text:p>
          </table:table-cell>
          <table:table-cell office:value-type="string" table:style-name="ce1">
            <text:p>2019-08-28 06:07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031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56-GR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9-0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02 09:55:05.000</text:p>
          </table:table-cell>
          <table:table-cell office:value-type="string" table:style-name="ce1">
            <text:p>2019-09-02 09:55:0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85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6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4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2:06.000</text:p>
          </table:table-cell>
          <table:table-cell office:value-type="string" table:style-name="ce1">
            <text:p>2018-10-16 11:32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01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6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2:10.000</text:p>
          </table:table-cell>
          <table:table-cell office:value-type="string" table:style-name="ce1">
            <text:p>2018-10-16 11:32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10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6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9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06 13:51:15.000</text:p>
          </table:table-cell>
          <table:table-cell office:value-type="string" table:style-name="ce1">
            <text:p>2019-09-06 13:51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21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6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4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2:09.000</text:p>
          </table:table-cell>
          <table:table-cell office:value-type="string" table:style-name="ce1">
            <text:p>2018-10-16 11:32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08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6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4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9-0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09 15:01:01.000</text:p>
          </table:table-cell>
          <table:table-cell office:value-type="string" table:style-name="ce1">
            <text:p>2019-09-09 15:01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844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7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20 09:55:13.000</text:p>
          </table:table-cell>
          <table:table-cell office:value-type="string" table:style-name="ce1">
            <text:p>2019-03-20 09:55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46.000</text:p>
          </table:table-cell>
          <table:table-cell office:value-type="string" table:style-name="ce1">
            <text:p>2018-10-16 11:31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43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31 12:23:16.000</text:p>
          </table:table-cell>
          <table:table-cell office:value-type="string" table:style-name="ce1">
            <text:p>2018-10-31 12:23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85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2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21 14:12:57.000</text:p>
          </table:table-cell>
          <table:table-cell office:value-type="string" table:style-name="ce1">
            <text:p>2019-08-21 14:12:5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520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9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47.000</text:p>
          </table:table-cell>
          <table:table-cell office:value-type="string" table:style-name="ce1">
            <text:p>2018-10-16 11:31:4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49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9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31 10:01:07.000</text:p>
          </table:table-cell>
          <table:table-cell office:value-type="string" table:style-name="ce1">
            <text:p>2018-10-31 10:01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34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5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4-0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4-09 09:37:16.000</text:p>
          </table:table-cell>
          <table:table-cell office:value-type="string" table:style-name="ce1">
            <text:p>2019-04-09 09:37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907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9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2 15:49:39.000</text:p>
          </table:table-cell>
          <table:table-cell office:value-type="string" table:style-name="ce1">
            <text:p>2019-05-22 15:49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793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2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1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4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6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08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08 16:15:56.000</text:p>
          </table:table-cell>
          <table:table-cell office:value-type="string" table:style-name="ce1">
            <text:p>2019-03-08 16:15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801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1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5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13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13 09:46:20.000</text:p>
          </table:table-cell>
          <table:table-cell office:value-type="string" table:style-name="ce1">
            <text:p>2019-03-13 09:46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6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1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2018-11-20 14:52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5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09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3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08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08 16:17:48.000</text:p>
          </table:table-cell>
          <table:table-cell office:value-type="string" table:style-name="ce1">
            <text:p>2019-03-08 16:17:4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804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79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46.000</text:p>
          </table:table-cell>
          <table:table-cell office:value-type="string" table:style-name="ce1">
            <text:p>2018-10-16 11:31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44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9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06 13:51:16.000</text:p>
          </table:table-cell>
          <table:table-cell office:value-type="string" table:style-name="ce1">
            <text:p>2019-09-06 13:51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21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0.000</text:p>
          </table:table-cell>
          <table:table-cell office:value-type="string" table:style-name="ce1">
            <text:p>2018-10-16 11:31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58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27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27 09:11:06.000</text:p>
          </table:table-cell>
          <table:table-cell office:value-type="string" table:style-name="ce1">
            <text:p>2019-03-27 09:11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684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4-17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4-17 15:22:33.000</text:p>
          </table:table-cell>
          <table:table-cell office:value-type="string" table:style-name="ce1">
            <text:p>2019-04-17 15:22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989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01 10:52:32.000</text:p>
          </table:table-cell>
          <table:table-cell office:value-type="string" table:style-name="ce1">
            <text:p>2019-05-01 10:52:3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361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9 15:43:58.000</text:p>
          </table:table-cell>
          <table:table-cell office:value-type="string" table:style-name="ce1">
            <text:p>2019-05-29 15:43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641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9 16:03:27.000</text:p>
          </table:table-cell>
          <table:table-cell office:value-type="string" table:style-name="ce1">
            <text:p>2019-05-29 16:03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652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1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1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12 13:42:23.000</text:p>
          </table:table-cell>
          <table:table-cell office:value-type="string" table:style-name="ce1">
            <text:p>2019-07-12 13:42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993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0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6 14:39:56.000</text:p>
          </table:table-cell>
          <table:table-cell office:value-type="string" table:style-name="ce1">
            <text:p>2019-07-26 14:39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11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1FFP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3-0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06 14:44:29.000</text:p>
          </table:table-cell>
          <table:table-cell office:value-type="string" table:style-name="ce1">
            <text:p>2019-03-06 14:44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31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1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19 09:45:59.000</text:p>
          </table:table-cell>
          <table:table-cell office:value-type="string" table:style-name="ce1">
            <text:p>2019-06-19 09:45:5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648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1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2:03:17.000</text:p>
          </table:table-cell>
          <table:table-cell office:value-type="string" table:style-name="ce1">
            <text:p>2019-06-20 12:03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51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6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6-20 14:42:18.000</text:p>
          </table:table-cell>
          <table:table-cell office:value-type="string" table:style-name="ce1">
            <text:p>2019-06-20 14:42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733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5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02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02 12:24:23.000</text:p>
          </table:table-cell>
          <table:table-cell office:value-type="string" table:style-name="ce1">
            <text:p>2019-07-02 12:24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924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0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09 12:52:11.000</text:p>
          </table:table-cell>
          <table:table-cell office:value-type="string" table:style-name="ce1">
            <text:p>2019-07-09 12:52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4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7-2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6 07:55:34.000</text:p>
          </table:table-cell>
          <table:table-cell office:value-type="string" table:style-name="ce1">
            <text:p>2019-07-26 07:55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472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96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8-14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8-14 10:01:19.000</text:p>
          </table:table-cell>
          <table:table-cell office:value-type="string" table:style-name="ce1">
            <text:p>2019-08-14 10:01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49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8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0-16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6 11:31:56.000</text:p>
          </table:table-cell>
          <table:table-cell office:value-type="string" table:style-name="ce1">
            <text:p>2018-10-16 11:31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76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87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8-12-20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2-20 11:36:15.000</text:p>
          </table:table-cell>
          <table:table-cell office:value-type="string" table:style-name="ce1">
            <text:p>2018-12-20 11:36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419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1012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BVG-0200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240000000000000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2019-05-2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1 15:59:54.000</text:p>
          </table:table-cell>
          <table:table-cell office:value-type="string" table:style-name="ce1">
            <text:p>2019-05-21 15:59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27881</text:p>
          </table:table-cell>
          <table:table-cell table:number-columns-repeated="16361"/>
        </table:table-row>
        <table:table-row table:number-rows-repeated="1048475" table:style-name="ro1">
          <table:table-cell table:number-columns-repeated="16384"/>
        </table:table-row>
      </table:table>
      <table:table table:name="INVENTTABLE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ID</text:p>
          </table:table-cell>
          <table:table-cell office:value-type="string" table:style-name="ce1">
            <text:p>ITEMTYPE</text:p>
          </table:table-cell>
          <table:table-cell office:value-type="string" table:style-name="ce1">
            <text:p>PURCHMODEL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SALESMODEL</text:p>
          </table:table-cell>
          <table:table-cell office:value-type="string" table:style-name="ce1">
            <text:p>COSTGROUPID</text:p>
          </table:table-cell>
          <table:table-cell office:value-type="string" table:style-name="ce1">
            <text:p>REQGROUPID</text:p>
          </table:table-cell>
          <table:table-cell office:value-type="string" table:style-name="ce1">
            <text:p>EPCMANAGER</text:p>
          </table:table-cell>
          <table:table-cell office:value-type="string" table:style-name="ce1">
            <text:p>PRIMARYVENDORID</text:p>
          </table:table-cell>
          <table:table-cell office:value-type="string" table:style-name="ce1">
            <text:p>NETWEIGHT</text:p>
          </table:table-cell>
          <table:table-cell office:value-type="string" table:style-name="ce1">
            <text:p>DEPTH</text:p>
          </table:table-cell>
          <table:table-cell office:value-type="string" table:style-name="ce1">
            <text:p>UNITVOLUME</text:p>
          </table:table-cell>
          <table:table-cell office:value-type="string" table:style-name="ce1">
            <text:p>BOMUNITID</text:p>
          </table:table-cell>
          <table:table-cell office:value-type="string" table:style-name="ce1">
            <text:p>ITEMPRICETOLERANCEGROUPID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COSTMODEL</text:p>
          </table:table-cell>
          <table:table-cell office:value-type="string" table:style-name="ce1">
            <text:p>USEALTITEMID</text:p>
          </table:table-cell>
          <table:table-cell office:value-type="string" table:style-name="ce1">
            <text:p>ALTITEMID</text:p>
          </table:table-cell>
          <table:table-cell office:value-type="string" table:style-name="ce1">
            <text:p>MATCHINGPOLICY</text:p>
          </table:table-cell>
          <table:table-cell office:value-type="string" table:style-name="ce1">
            <text:p>INTRACODE</text:p>
          </table:table-cell>
          <table:table-cell office:value-type="string" table:style-name="ce1">
            <text:p>PRODFLUSHINGPRINCIP</text:p>
          </table:table-cell>
          <table:table-cell office:value-type="string" table:style-name="ce1">
            <text:p>MINIMUMPALLETQUANTITY</text:p>
          </table:table-cell>
          <table:table-cell office:value-type="string" table:style-name="ce1">
            <text:p>PBAITEMAUTOGENERATED</text:p>
          </table:table-cell>
          <table:table-cell office:value-type="string" table:style-name="ce1">
            <text:p>WMSARRIVALHANDLINGTIME</text:p>
          </table:table-cell>
          <table:table-cell office:value-type="string" table:style-name="ce1">
            <text:p>BOMMANUALRECEIP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INTRAUNIT</text:p>
          </table:table-cell>
          <table:table-cell office:value-type="string" table:style-name="ce1">
            <text:p>BOMLEVEL</text:p>
          </table:table-cell>
          <table:table-cell office:value-type="string" table:style-name="ce1">
            <text:p>BATCHNUMGROUPID</text:p>
          </table:table-cell>
          <table:table-cell office:value-type="string" table:style-name="ce1">
            <text:p>AUTOREPORTFINISHED</text:p>
          </table:table-cell>
          <table:table-cell office:value-type="string" table:style-name="ce1">
            <text:p>ORIGCOUNTRYREGIONID</text:p>
          </table:table-cell>
          <table:table-cell office:value-type="string" table:style-name="ce1">
            <text:p>STATISTICSFACTOR</text:p>
          </table:table-cell>
          <table:table-cell office:value-type="string" table:style-name="ce1">
            <text:p>ALTCONFIGID</text:p>
          </table:table-cell>
          <table:table-cell office:value-type="string" table:style-name="ce1">
            <text:p>STANDARDCONFIGID</text:p>
          </table:table-cell>
          <table:table-cell office:value-type="string" table:style-name="ce1">
            <text:p>PRODPOOLID</text:p>
          </table:table-cell>
          <table:table-cell office:value-type="string" table:style-name="ce1">
            <text:p>PROPERTYID</text:p>
          </table:table-cell>
          <table:table-cell office:value-type="string" table:style-name="ce1">
            <text:p>ABCTIEUP</text:p>
          </table:table-cell>
          <table:table-cell office:value-type="string" table:style-name="ce1">
            <text:p>ABCREVENUE</text:p>
          </table:table-cell>
          <table:table-cell office:value-type="string" table:style-name="ce1">
            <text:p>ABCVALUE</text:p>
          </table:table-cell>
          <table:table-cell office:value-type="string" table:style-name="ce1">
            <text:p>ABCCONTRIBUTIONMARGIN</text:p>
          </table:table-cell>
          <table:table-cell office:value-type="string" table:style-name="ce1">
            <text:p>COMMISSIONGROUPID</text:p>
          </table:table-cell>
          <table:table-cell office:value-type="string" table:style-name="ce1">
            <text:p>SALESPERCENTMARKUP</text:p>
          </table:table-cell>
          <table:table-cell office:value-type="string" table:style-name="ce1">
            <text:p>SALESCONTRIBUTIONRATIO</text:p>
          </table:table-cell>
          <table:table-cell office:value-type="string" table:style-name="ce1">
            <text:p>SALESPRICEMODELBASIC</text:p>
          </table:table-cell>
          <table:table-cell office:value-type="string" table:style-name="ce1">
            <text:p>NAMEALIAS</text:p>
          </table:table-cell>
          <table:table-cell office:value-type="string" table:style-name="ce1">
            <text:p>PRODGROUPID</text:p>
          </table:table-cell>
          <table:table-cell office:value-type="string" table:style-name="ce1">
            <text:p>PROJCATEGORYID</text:p>
          </table:table-cell>
          <table:table-cell office:value-type="string" table:style-name="ce1">
            <text:p>GROSSDEPTH</text:p>
          </table:table-cell>
          <table:table-cell office:value-type="string" table:style-name="ce1">
            <text:p>GROSSWIDTH</text:p>
          </table:table-cell>
          <table:table-cell office:value-type="string" table:style-name="ce1">
            <text:p>GROSSHEIGHT</text:p>
          </table:table-cell>
          <table:table-cell office:value-type="string" table:style-name="ce1">
            <text:p>STANDARDPALLETQUANTITY</text:p>
          </table:table-cell>
          <table:table-cell office:value-type="string" table:style-name="ce1">
            <text:p>QTYPERLAYER</text:p>
          </table:table-cell>
          <table:table-cell office:value-type="string" table:style-name="ce1">
            <text:p>SORTCODE</text:p>
          </table:table-cell>
          <table:table-cell office:value-type="string" table:style-name="ce1">
            <text:p>SERIALNUMGROUPID</text:p>
          </table:table-cell>
          <table:table-cell office:value-type="string" table:style-name="ce1">
            <text:p>ITEMBUYERGROUPID</text:p>
          </table:table-cell>
          <table:table-cell office:value-type="string" table:style-name="ce1">
            <text:p>TAXPACKAGINGQTY</text:p>
          </table:table-cell>
          <table:table-cell office:value-type="string" table:style-name="ce1">
            <text:p>WMSPALLETTYPEID</text:p>
          </table:table-cell>
          <table:table-cell office:value-type="string" table:style-name="ce1">
            <text:p>ORIGSTATEID</text:p>
          </table:table-cell>
          <table:table-cell office:value-type="string" table:style-name="ce1">
            <text:p>WMSPICKINGQTYTIME</text:p>
          </table:table-cell>
          <table:table-cell office:value-type="string" table:style-name="ce1">
            <text:p>TARAWEIGHT</text:p>
          </table:table-cell>
          <table:table-cell office:value-type="string" table:style-name="ce1">
            <text:p>PACKAGINGGROUPID</text:p>
          </table:table-cell>
          <table:table-cell office:value-type="string" table:style-name="ce1">
            <text:p>SCRAPVAR</text:p>
          </table:table-cell>
          <table:table-cell office:value-type="string" table:style-name="ce1">
            <text:p>SCRAPCONST</text:p>
          </table:table-cell>
          <table:table-cell office:value-type="string" table:style-name="ce1">
            <text:p>STANDARDINVENTCOLORID</text:p>
          </table:table-cell>
          <table:table-cell office:value-type="string" table:style-name="ce1">
            <text:p>STANDARDINVENTSIZEID</text:p>
          </table:table-cell>
          <table:table-cell office:value-type="string" table:style-name="ce1">
            <text:p>ITEMDIMCOSTPRICE</text:p>
          </table:table-cell>
          <table:table-cell office:value-type="string" table:style-name="ce1">
            <text:p>ALTINVENTSIZEID</text:p>
          </table:table-cell>
          <table:table-cell office:value-type="string" table:style-name="ce1">
            <text:p>ALTINVENTCOLORID</text:p>
          </table:table-cell>
          <table:table-cell office:value-type="string" table:style-name="ce1">
            <text:p>FORECASTDMPINCLUDE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PALLETTAGGING</text:p>
          </table:table-cell>
          <table:table-cell office:value-type="string" table:style-name="ce1">
            <text:p>ITEMTAGGINGLEVEL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FISCALLIFOAVOIDCALC</text:p>
          </table:table-cell>
          <table:table-cell office:value-type="string" table:style-name="ce1">
            <text:p>FISCALLIFONORMALVALUE</text:p>
          </table:table-cell>
          <table:table-cell office:value-type="string" table:style-name="ce1">
            <text:p>FISCALLIFONORMALVALUECALC</text:p>
          </table:table-cell>
          <table:table-cell office:value-type="string" table:style-name="ce1">
            <text:p>BOMCALCGROUPID</text:p>
          </table:table-cell>
          <table:table-cell office:value-type="string" table:style-name="ce1">
            <text:p>INVENTFISCALLIFOGROUP</text:p>
          </table:table-cell>
          <table:table-cell office:value-type="string" table:style-name="ce1">
            <text:p>NGPCODESTABLE_FR</text:p>
          </table:table-cell>
          <table:table-cell office:value-type="string" table:style-name="ce1">
            <text:p>ORIGCOUNTYID</text:p>
          </table:table-cell>
          <table:table-cell office:value-type="string" table:style-name="ce1">
            <text:p>TAXFISCALCLASSIFICATION_BR</text:p>
          </table:table-cell>
          <table:table-cell office:value-type="string" table:style-name="ce1">
            <text:p>PBAITEMCONFIGURABLE</text:p>
          </table:table-cell>
          <table:table-cell office:value-type="string" table:style-name="ce1">
            <text:p>PBAINVENTITEMGROUPID</text:p>
          </table:table-cell>
          <table:table-cell office:value-type="string" table:style-name="ce1">
            <text:p>PBAHIDEDIALOG</text:p>
          </table:table-cell>
          <table:table-cell office:value-type="string" table:style-name="ce1">
            <text:p>PBAHIDEAPPROVAL</text:p>
          </table:table-cell>
          <table:table-cell office:value-type="string" table:style-name="ce1">
            <text:p>PBAAUTOSTART</text:p>
          </table:table-cell>
          <table:table-cell office:value-type="string" table:style-name="ce1">
            <text:p>PBAMANDATORYCONFIG</text:p>
          </table:table-cell>
          <table:table-cell office:value-type="string" table:style-name="ce1">
            <text:p>INVENTPRODUCTTYPE_BR</text:p>
          </table:table-cell>
          <table:table-cell office:value-type="string" table:style-name="ce1">
            <text:p>TAXATIONORIGIN_BR</text:p>
          </table:table-cell>
          <table:table-cell office:value-type="string" table:style-name="ce1">
            <text:p>TAXSERVICECODE_BR</text:p>
          </table:table-cell>
          <table:table-cell office:value-type="string" table:style-name="ce1">
            <text:p>EXCISETARIFFCODES_IN</text:p>
          </table:table-cell>
          <table:table-cell office:value-type="string" table:style-name="ce1">
            <text:p>CUSTOMSEXPORTTARIFFCODETABLE_IN</text:p>
          </table:table-cell>
          <table:table-cell office:value-type="string" table:style-name="ce1">
            <text:p>CUSTOMSIMPORTTARIFFCODETABLE_IN</text:p>
          </table:table-cell>
          <table:table-cell office:value-type="string" table:style-name="ce1">
            <text:p>SERVICECODETABLE_IN</text:p>
          </table:table-cell>
          <table:table-cell office:value-type="string" table:style-name="ce1">
            <text:p>EXIMPRODUCTGROUPTABLE_IN</text:p>
          </table:table-cell>
          <table:table-cell office:value-type="string" table:style-name="ce1">
            <text:p>PACKING_RU</text:p>
          </table:table-cell>
          <table:table-cell office:value-type="string" table:style-name="ce1">
            <text:p>ASSETGROUPID_RU</text:p>
          </table:table-cell>
          <table:table-cell office:value-type="string" table:style-name="ce1">
            <text:p>ASSETID_RU</text:p>
          </table:table-cell>
          <table:table-cell office:value-type="string" table:style-name="ce1">
            <text:p>INTRASTATEXCLUDE</text:p>
          </table:table-cell>
          <table:table-cell office:value-type="string" table:style-name="ce1">
            <text:p>INTRASTATPROCID_CZ</text:p>
          </table:table-cell>
          <table:table-cell office:value-type="string" table:style-name="ce1">
            <text:p>PKWIUCODE_PL</text:p>
          </table:table-cell>
          <table:table-cell office:value-type="string" table:style-name="ce1">
            <text:p>EXCEPTIONCODE_BR</text:p>
          </table:table-cell>
          <table:table-cell office:value-type="string" table:style-name="ce1">
            <text:p>ICMSONSERVICE_BR</text:p>
          </table:table-cell>
          <table:table-cell office:value-type="string" table:style-name="ce1">
            <text:p>PDSCWWMSSTANDARDPALLETQTY</text:p>
          </table:table-cell>
          <table:table-cell office:value-type="string" table:style-name="ce1">
            <text:p>PDSCWWMSMINIMUMPALLETQTY</text:p>
          </table:table-cell>
          <table:table-cell office:value-type="string" table:style-name="ce1">
            <text:p>PDSCWWMSQTYPERLAYER</text:p>
          </table:table-cell>
          <table:table-cell office:value-type="string" table:style-name="ce1">
            <text:p>ALCOHOLMANUFACTURERID_RU</text:p>
          </table:table-cell>
          <table:table-cell office:value-type="string" table:style-name="ce1">
            <text:p>ALCOHOLPRODUCTIONTYPEID_RU</text:p>
          </table:table-cell>
          <table:table-cell office:value-type="string" table:style-name="ce1">
            <text:p>ALCOHOLSTRENGTH_RU</text:p>
          </table:table-cell>
          <table:table-cell office:value-type="string" table:style-name="ce1">
            <text:p>ALTINVENTSTYLEID</text:p>
          </table:table-cell>
          <table:table-cell office:value-type="string" table:style-name="ce1">
            <text:p>APPROXTAXVALUE_BR</text:p>
          </table:table-cell>
          <table:table-cell office:value-type="string" table:style-name="ce1">
            <text:p>BATCHMERGEDATECALCULATIONMETHOD</text:p>
          </table:table-cell>
          <table:table-cell office:value-type="string" table:style-name="ce1">
            <text:p>DAXINTEGRATIONKEY</text:p>
          </table:table-cell>
          <table:table-cell office:value-type="string" table:style-name="ce1">
            <text:p>MARKUPCODE_RU</text:p>
          </table:table-cell>
          <table:table-cell office:value-type="string" table:style-name="ce1">
            <text:p>NRTAXGROUP_LV</text:p>
          </table:table-cell>
          <table:table-cell office:value-type="string" table:style-name="ce1">
            <text:p>PDSBASEATTRIBUTEID</text:p>
          </table:table-cell>
          <table:table-cell office:value-type="string" table:style-name="ce1">
            <text:p>PDSBESTBEFORE</text:p>
          </table:table-cell>
          <table:table-cell office:value-type="string" table:style-name="ce1">
            <text:p>PDSFREIGHTALLOCATIONGROUPID</text:p>
          </table:table-cell>
          <table:table-cell office:value-type="string" table:style-name="ce1">
            <text:p>PDSITEMREBATEGROUPID</text:p>
          </table:table-cell>
          <table:table-cell office:value-type="string" table:style-name="ce1">
            <text:p>PDSPOTENCYATTRIBRECORDING</text:p>
          </table:table-cell>
          <table:table-cell office:value-type="string" table:style-name="ce1">
            <text:p>PDSSHELFADVICE</text:p>
          </table:table-cell>
          <table:table-cell office:value-type="string" table:style-name="ce1">
            <text:p>PDSSHELFLIFE</text:p>
          </table:table-cell>
          <table:table-cell office:value-type="string" table:style-name="ce1">
            <text:p>PDSTARGETFACTOR</text:p>
          </table:table-cell>
          <table:table-cell office:value-type="string" table:style-name="ce1">
            <text:p>PDSVENDORCHECKITEM</text:p>
          </table:table-cell>
          <table:table-cell office:value-type="string" table:style-name="ce1">
            <text:p>PMFPLANNINGITEMID</text:p>
          </table:table-cell>
          <table:table-cell office:value-type="string" table:style-name="ce1">
            <text:p>PMFPRODUCTTYPE</text:p>
          </table:table-cell>
          <table:table-cell office:value-type="string" table:style-name="ce1">
            <text:p>PMFYIELDPCT</text:p>
          </table:table-cell>
          <table:table-cell office:value-type="string" table:style-name="ce1">
            <text:p>SADRATECODE_PL</text:p>
          </table:table-cell>
          <table:table-cell office:value-type="string" table:style-name="ce1">
            <text:p>SKIPINTRACOMPANYSYNC_RU</text:p>
          </table:table-cell>
          <table:table-cell office:value-type="string" table:style-name="ce1">
            <text:p>STANDARDINVENTSTYLEID</text:p>
          </table:table-cell>
          <table:table-cell office:value-type="string" table:style-name="ce1">
            <text:p>DSA_IN</text:p>
          </table:table-cell>
          <table:table-cell office:value-type="string" table:style-name="ce1">
            <text:p>EXCISERECORDTYPE_IN</text:p>
          </table:table-cell>
          <table:table-cell office:value-type="string" table:style-name="ce1">
            <text:p>OSSEXSTOCKFLAG</text:p>
          </table:table-cell>
          <table:table-cell office:value-type="string" table:style-name="ce1">
            <text:p>OSSSHIPPINGOPTION</text:p>
          </table:table-cell>
          <table:table-cell office:value-type="string" table:style-name="ce1">
            <text:p>OSSFREESHIPPING</text:p>
          </table:table-cell>
          <table:table-cell office:value-type="string" table:style-name="ce1">
            <text:p>OSSITEMTHUMBNAILIMAGE</text:p>
          </table:table-cell>
          <table:table-cell office:value-type="string" table:style-name="ce1">
            <text:p>OSSLETTERCODE</text:p>
          </table:table-cell>
          <table:table-cell office:value-type="string" table:style-name="ce1">
            <text:p>OSSITEMTEMPLATE</text:p>
          </table:table-cell>
          <table:table-cell office:value-type="string" table:style-name="ce1">
            <text:p>OSSPURCHASEMESSAGE</text:p>
          </table:table-cell>
          <table:table-cell office:value-type="string" table:style-name="ce1">
            <text:p>OSSRETURNMESSAGE</text:p>
          </table:table-cell>
          <table:table-cell office:value-type="string" table:style-name="ce1">
            <text:p>OSSPAYMSCHED</text:p>
          </table:table-cell>
          <table:table-cell office:value-type="string" table:style-name="ce1">
            <text:p>OSSUNIQUEID</text:p>
          </table:table-cell>
          <table:table-cell office:value-type="string" table:style-name="ce1">
            <text:p>OWIPUBLISHED</text:p>
          </table:table-cell>
          <table:table-cell office:value-type="string" table:style-name="ce1">
            <text:p>OSSDIRECTDLVMODE</text:p>
          </table:table-cell>
          <table:table-cell office:value-type="string" table:style-name="ce1">
            <text:p>OSSITEMURL</text:p>
          </table:table-cell>
          <table:table-cell office:value-type="string" table:style-name="ce1">
            <text:p>OSSWARRANTYPERIOD</text:p>
          </table:table-cell>
          <table:table-cell office:value-type="string" table:style-name="ce1">
            <text:p>OSSMESSAGE</text:p>
          </table:table-cell>
          <table:table-cell office:value-type="string" table:style-name="ce1">
            <text:p>OSSMESSAGEENDDATE</text:p>
          </table:table-cell>
          <table:table-cell office:value-type="string" table:style-name="ce1">
            <text:p>OSSMESSAGESTARTDATE</text:p>
          </table:table-cell>
          <table:table-cell office:value-type="string" table:style-name="ce1">
            <text:p>OSSMESSAGESHOWONCE</text:p>
          </table:table-cell>
          <table:table-cell office:value-type="string" table:style-name="ce1">
            <text:p>OSSMESSAGEREFERENCE</text:p>
          </table:table-cell>
          <table:table-cell office:value-type="string" table:style-name="ce1">
            <text:p>ORBBOXQUANTITY</text:p>
          </table:table-cell>
          <table:table-cell office:value-type="string" table:style-name="ce1">
            <text:p>OSSEMAILTEMPLATE</text:p>
          </table:table-cell>
          <table:table-cell office:value-type="string" table:style-name="ce1">
            <text:p>OSSVIRTUALITEM</text:p>
          </table:table-cell>
          <table:table-cell office:value-type="string" table:style-name="ce1">
            <text:p>OSSBUFFERSTOCK</text:p>
          </table:table-cell>
          <table:table-cell office:value-type="string" table:style-name="ce1">
            <text:p>OSSLOWSTOCKEMAILSENT</text:p>
          </table:table-cell>
          <table:table-cell office:value-type="string" table:style-name="ce1">
            <text:p>OSSLOWSTOCKGROUP</text:p>
          </table:table-cell>
          <table:table-cell office:value-type="string" table:style-name="ce1">
            <text:p>OSSLOWSTOCKQTY</text:p>
          </table:table-cell>
          <table:table-cell office:value-type="string" table:style-name="ce1">
            <text:p>OSSDIRECTSTOCKCONTROL</text:p>
          </table:table-cell>
          <table:table-cell office:value-type="string" table:style-name="ce1">
            <text:p>OSSSUPPLIERQUANTITY</text:p>
          </table:table-cell>
          <table:table-cell office:value-type="string" table:style-name="ce1">
            <text:p>OWIGUID</text:p>
          </table:table-cell>
          <table:table-cell office:value-type="string" table:style-name="ce1">
            <text:p>OWIMANUFACTURER</text:p>
          </table:table-cell>
          <table:table-cell office:value-type="string" table:style-name="ce1">
            <text:p>OWISTARTDATE</text:p>
          </table:table-cell>
          <table:table-cell office:value-type="string" table:style-name="ce1">
            <text:p>OWIENDDATE</text:p>
          </table:table-cell>
          <table:table-cell office:value-type="string" table:style-name="ce1">
            <text:p>OWICALLTOORDER</text:p>
          </table:table-cell>
          <table:table-cell office:value-type="string" table:style-name="ce1">
            <text:p>OSSVOUCHERITEM</text:p>
          </table:table-cell>
          <table:table-cell office:value-type="string" table:style-name="ce1">
            <text:p>OSSREWARDPOINTMULTIPLIER</text:p>
          </table:table-cell>
          <table:table-cell office:value-type="string" table:style-name="ce1">
            <text:p>OWIMAPPERCENT</text:p>
          </table:table-cell>
          <table:table-cell office:value-type="string" table:style-name="ce1">
            <text:p>OSSSHIPPINGSURCHARGE</text:p>
          </table:table-cell>
          <table:table-cell office:value-type="string" table:style-name="ce1">
            <text:p>ITEMSUBGROUPID</text:p>
          </table:table-cell>
          <table:table-cell office:value-type="string" table:style-name="ce1">
            <text:p>WEBTRADEITEM</text:p>
          </table:table-cell>
          <table:table-cell office:value-type="string" table:style-name="ce1">
            <text:p>WEEECATEGORY</text:p>
          </table:table-cell>
          <table:table-cell office:value-type="string" table:style-name="ce1">
            <text:p>ITEMALTERNATIVECOLOURRULE</text:p>
          </table:table-cell>
          <table:table-cell office:value-type="string" table:style-name="ce1">
            <text:p>ITEMALTERNATIVECONFIGURATIONRULE</text:p>
          </table:table-cell>
          <table:table-cell office:value-type="string" table:style-name="ce1">
            <text:p>ITEMALTERNATIVESIZERULE</text:p>
          </table:table-cell>
          <table:table-cell office:value-type="string" table:style-name="ce1">
            <text:p>OVERSIZED</text:p>
          </table:table-cell>
          <table:table-cell office:value-type="string" table:style-name="ce1">
            <text:p>POSITEM</text:p>
          </table:table-cell>
          <table:table-cell office:value-type="string" table:style-name="ce1">
            <text:p>POSREASON</text:p>
          </table:table-cell>
          <table:table-cell office:value-type="string" table:style-name="ce1">
            <text:p>UGLY</text:p>
          </table:table-cell>
          <table:table-cell office:value-type="string" table:style-name="ce1">
            <text:p>LORRYGROUP</text:p>
          </table:table-cell>
          <table:table-cell office:value-type="string" table:style-name="ce1">
            <text:p>OVERLENGTH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office:value-type="string" table:style-name="ce1">
            <text:p>UPSELLITEMGROUPID</text:p>
          </table:table-cell>
          <table:table-cell office:value-type="string" table:style-name="ce1">
            <text:p>ZITEM</text:p>
          </table:table-cell>
          <table:table-cell office:value-type="string" table:style-name="ce1">
            <text:p>WEBSITEDESPATCHCONTROLID</text:p>
          </table:table-cell>
          <table:table-cell office:value-type="string" table:style-name="ce1">
            <text:p>CARRIERASSIGNMENTCODE</text:p>
          </table:table-cell>
          <table:table-cell office:value-type="string" table:style-name="ce1">
            <text:p>FORECASTCATSORT</text:p>
          </table:table-cell>
          <table:table-cell office:value-type="string" table:style-name="ce1">
            <text:p>SOWDATE</text:p>
          </table:table-cell>
          <table:table-cell office:value-type="string" table:style-name="ce1">
            <text:p>SOWDATE2</text:p>
          </table:table-cell>
          <table:table-cell office:value-type="string" table:style-name="ce1">
            <text:p>ABCVALUE1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GiantTrailing(TM)Cecile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EBB7B200-6569-4DB0-B794-1DBFD10B373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D4F335A-E052-417D-94D9-98F0E1BD1F7F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158544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1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GiantTrailingDeepPurple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221F724-F350-4782-8F15-520B5590194E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684880A-8131-4418-9E8F-CB683C8E569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99179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2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GiantTrailing(VM)MarcusGraham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5B437D6-8038-4BCD-B885-5A4E8AA73628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FA62D87-3BD9-4E8B-8793-EBB74E289D0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212217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4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GiantTrailing(VM)Snowburner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65FE8C3-6470-4530-AE5C-48EAF393C95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7BBA3B6-0699-44E6-91D9-C7AD5795F4A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449901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6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DoubleTrailingLaCampanula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AEE3241-7098-46E7-9EFB-F8A10BE1227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15CE3D3-A10B-44ED-A0C4-F20328830F46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652790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DoubleTrailingMarinka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4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1E647AA-A82A-443F-9E7A-12949327461E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4CB3F99-FA0E-4792-8C3C-976AED3D2AB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171102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49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Tumbelina(Frills&amp;Spills)Belinda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05E76EA-22A6-4A3E-8BE3-E00ABCF192B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85506B3-F0BC-4F3F-8954-C1AB3261910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01671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51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Tumbelina(Frills&amp;Spills)CandyFloss21mmLLPlu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5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F75902B-6E19-4ED6-99AF-BEB22CD3205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DBCC5AA-5607-44B5-BE18-67CF2A35939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6881224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53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Tumbelina(Frills&amp;Spills)CherryRipple21mmLLP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5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1DBD52E-45F4-472A-9B87-87A402C209AA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142E2ED-9154-43C1-8DE9-228337907DEE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622468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55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Tumbelina(Frills&amp;Spills)Priscilla21mmLLPlug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05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C9FB615-5A55-4F76-A4A0-615DB070209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F81C796-33C5-4978-A770-570E159E7F4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990677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056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Tumbelina(Frills&amp;Spills)Susanna21mmLLPlug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931AFD62-B7B5-4A42-B241-EA41EFE8831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114B448-E9CE-4E34-9855-3F1FA60D9BCA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2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326353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33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9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aeonia Collection 3 Bare Roots Size 1/2 (Contains,16117,TCA40314R,TCC16117,TCC16117A,V1735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3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1A72C704-F0C5-43E6-A65A-C13D27B7764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651BB22-2760-444C-9B14-2F9F21D5EAA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5:52:26.000</text:p>
          </table:table-cell>
          <table:table-cell office:value-type="string" table:style-name="ce1">
            <text:p>2018-10-12 16:22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16782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35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17FFP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9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ony Collection 3 Bare Roots FFP,16117FFP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798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8ECE2E1-2EE2-4E70-A5F8-214A7541C2A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651BB22-2760-444C-9B14-2F9F21D5EAA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ROMO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7-10 15:41:43.000</text:p>
          </table:table-cell>
          <table:table-cell office:value-type="string" table:style-name="ce1">
            <text:p>2018-11-06 13:28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565969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984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2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alanthus (Snowdrop) Double Flowered 1 Bulb In The,16140,T16140,V17374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3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355C248D-473A-4C66-9275-846C3276ADA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8D93977-28CF-407F-8610-29E67F73FD7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28 09:08:04.000</text:p>
          </table:table-cell>
          <table:table-cell office:value-type="string" table:style-name="ce1">
            <text:p>2018-10-12 16:22:5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70462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37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4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7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tirrhinum Royal Bride 12 Tray x 6,16146,N18491,T16146,TCA16146,TCH16146G,TCI16146,TCK16146,VCR1738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3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4C0A2AA-E125-44FB-85C0-6B1AC4DCF4C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5AA059F-4E56-4D86-BE9E-037426F9F1D1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07 16:09:12.000</text:p>
          </table:table-cell>
          <table:table-cell office:value-type="string" table:style-name="ce1">
            <text:p>2018-10-12 16:22:5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58997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38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6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 Snowtopia 12 Tray x 2,16147,N18492,T16147,TCA16147,TCB16147T,TCH16147G,TCI16147,TCK16147,V17381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6ACCA85-E5AE-4194-A9E0-640C808C4D6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CF4E640-A0D9-4C5F-B3B0-47DD626572C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0.000</text:p>
          </table:table-cell>
          <table:table-cell office:value-type="string" table:style-name="ce1">
            <text:p>2018-10-12 16:22:5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681511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06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 Snowtopia 12 Tray x 4,16148,N18493,T16148,TCA16148,TCB16148T,TCI16148,TCK16148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9CA4645F-1E7A-4830-B67A-78D0F54B84C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D1D7FCE-1EC2-42D7-9188-1CB16713AB3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1.000</text:p>
          </table:table-cell>
          <table:table-cell office:value-type="string" table:style-name="ce1">
            <text:p>2018-10-12 16:22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4736309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23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6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 Bluetopia 12 Tray x 2,16149,N18494,T16149,TCA16149,TCB16149T,TCH16149G,TCI16149,TCK16149,V17383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B025FF5-A976-483C-88B7-CE625092649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E8D76C13-B5A5-4047-8245-3C0F69FFE367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3.000</text:p>
          </table:table-cell>
          <table:table-cell office:value-type="string" table:style-name="ce1">
            <text:p>2018-10-12 16:22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90725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4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 Bluetopia 12 Tray x 4,16150,N18495,T16150,TCA16150,TCB16150T,TCI16150,TCK1615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63F6BC0-0BFA-4C21-8ED4-E20196733E51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951B636-C76E-4DB1-91DF-F7BB6428C411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4.000</text:p>
          </table:table-cell>
          <table:table-cell office:value-type="string" table:style-name="ce1">
            <text:p>2018-10-12 16:22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21333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 Duo 12 Tray x 2,16151,N18496,T16151,TCB16151T,TCI16151,TCK16151,TCM16151,TCM16151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4B922D7-C723-4973-9979-C9C1BADB5F5A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1FADB01-2D9C-45D0-9FB4-251EB1D0B89B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5.000</text:p>
          </table:table-cell>
          <table:table-cell office:value-type="string" table:style-name="ce1">
            <text:p>2018-10-12 16:22:5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428383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0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Illumination Molten Lava Mixed 12 Tray x 3,16152,T16152,TCA16152,TCI16152,TCK16152,TZ16152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4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C92A90B-9B00-4683-A2BF-AE4A60B14209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F3B1A3D-C893-4AF7-9C10-CC3ABFFB32E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6.000</text:p>
          </table:table-cell>
          <table:table-cell office:value-type="string" table:style-name="ce1">
            <text:p>2018-10-12 16:22:5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386666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4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2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0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Illumination Molten Lava Mixed 12 Tray x 6,16153,T16153,TCA16153,TCI20720,TCK16153,V17387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7505D14-876E-4DF1-A5C0-BC0D575EB84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313E7A7-4588-4F4F-8657-63D701C5363A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6.000</text:p>
          </table:table-cell>
          <table:table-cell office:value-type="string" table:style-name="ce1">
            <text:p>2018-10-12 16:22:5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738321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2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6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Non Stop Mocca Mixed 12 Tray x 6,16155,T16155,T16155B,TCA16155,TCB16155T,TCC16155,TCF16155,TCH16155G,TCI20722,TCK16155,TCSD1615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6C57395-3137-4DD8-9E89-6181F333613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5D6F17D-EEAB-475B-96BE-917467D0DD3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8.000</text:p>
          </table:table-cell>
          <table:table-cell office:value-type="string" table:style-name="ce1">
            <text:p>2018-10-12 16:23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77692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2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8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ahlia Figaro Mixed 12 Tray x 6,16167,N18512,T16167,TCI16167,TCK16167,V17401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BF97F37-24D3-4DBC-AE43-8216BA8C8A3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32DECCD-63F1-4259-845B-CD166856395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7.000</text:p>
          </table:table-cell>
          <table:table-cell office:value-type="string" table:style-name="ce1">
            <text:p>2018-10-12 16:23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61424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0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aillardia Arizona Sun 12 Tray x 2,16168,N18513,T16168,TCH16168G,TCI16168,TCK16168,V17402,V17402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772D769-20E8-4859-A4A3-3A089410D85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669346B-864F-4D1B-B2FA-04EA6AC30C87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19.000</text:p>
          </table:table-cell>
          <table:table-cell office:value-type="string" table:style-name="ce1">
            <text:p>2018-10-12 16:23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2060397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63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3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aillardia Arizona Sun 12 Tray x 4,16169,N18514,T16169,TCH16169G,TCI16169,TCK16169,TCSD16169,V17403,V17403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5CF92A1-57D6-484B-9D00-7157FAC05E7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2873DE2-7825-41F1-BA1A-DF112B927AD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0.000</text:p>
          </table:table-cell>
          <table:table-cell office:value-type="string" table:style-name="ce1">
            <text:p>2018-10-12 16:23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8312736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8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6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obelia Monsoon (Midnight Blue) 12 Tray x 3,16172,N18517,T16172,TCA16172,TCA16172A,TCF16172,TCF16172A,TCH16172A,TCI16172,TCK16172,TCM16172,TCM16172A,TU16172,TZ16172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6A7F268-8FC9-477F-9BEF-1391BC7989F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25BF785-5BB8-4AE2-91A3-A72949EF394F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1.000</text:p>
          </table:table-cell>
          <table:table-cell office:value-type="string" table:style-name="ce1">
            <text:p>2018-10-12 16:23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4957650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9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2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obelia Monsoon (Midnight Blue) 12 Tray x 6,16173,IND17407,MGA17407,N18518,T16173,TCA16173,TCF16173,TCI16173,TCK16173,TCM16173,TCM16173A,TCQ16173,V17407,V17407A,VCF17407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6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D167498-DD60-44D6-94A8-6248A01A1742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BF7E365-A783-4EBF-8DEF-6BB55D8C2C4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2.000</text:p>
          </table:table-cell>
          <table:table-cell office:value-type="string" table:style-name="ce1">
            <text:p>2018-10-12 16:23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298102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616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6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ansy Tea Party 12 Tray x 3,16178,T16178,TCF16178,TCI16178,TCK16178,TU16178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6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15BF3ACF-34E4-4855-B140-A90993C7A7A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16FCEA7-D8BE-4BBA-AB81-BA2F06DF668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7.000</text:p>
          </table:table-cell>
          <table:table-cell office:value-type="string" table:style-name="ce1">
            <text:p>2018-10-12 16:23:0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79188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63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1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7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ansy Tea Party 12 Tray x 6,16179,T16179,TCF16179,TCI16179,TCK16179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6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A75AFF6-42C8-4C24-9947-B1D5FF941D12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8AC9CCF-F1EC-40FA-BB26-624DAE1DA74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7.000</text:p>
          </table:table-cell>
          <table:table-cell office:value-type="string" table:style-name="ce1">
            <text:p>2018-10-12 16:23:0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059844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65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Organdy Mixed (T&amp;M's Choice) 12 Tray x 4,16201,TCJ16201,V17435,V17435A,V17570,VZ17570,VZ17570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6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DBD3BC2-6A3F-405B-A418-331479084C3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CD7A4A5-631C-414F-A051-B349F3BE46E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2.000</text:p>
          </table:table-cell>
          <table:table-cell office:value-type="string" table:style-name="ce1">
            <text:p>2018-10-12 16:23:0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25981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668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8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 Hardy Climbing Lady In Black 21mm LL Plug,16207,T16207,TCA16207,TCF16207,TCSD16207,TZ16207,V17441,VCR17441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6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99B5AB1C-7914-4A31-9866-D485D1DD09D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F0F1DD3-2A77-4BAC-BBB4-46905D419B2A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8.000</text:p>
          </table:table-cell>
          <table:table-cell office:value-type="string" table:style-name="ce1">
            <text:p>2018-10-12 16:23:0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717786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69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mpatiens (Busy Lizzie) Divine Mixed 12 Tray x 4,16210,V17444,VCF17444,VJ17444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D2DC3A65-6695-4F5F-9918-6BCA506ED86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7469BD0-CDCD-43AD-B0F6-1DFF0E32B1E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3.000</text:p>
          </table:table-cell>
          <table:table-cell office:value-type="string" table:style-name="ce1">
            <text:p>2018-10-12 16:23:0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2639450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1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0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Non Stop Mixed 1 Ziro 10 Bulbs Size 03/04,16240,MGA17474,N18585,T16240,TCK16240,TCK16240A,TJ16240,TJ16240A,TZ16240,V17474,V46107C,VCA17474,VCF17474,VJ17474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E8692D1-A28E-4C64-9BBC-B857C827381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78C5D4E-B75D-4E78-8D6C-CF2EFCAFD24E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5:41:03.000</text:p>
          </table:table-cell>
          <table:table-cell office:value-type="string" table:style-name="ce1">
            <text:p>2018-10-12 16:23:0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53451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2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4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 Hardy Climbing Lady In Black 35mm Plug x 1,16269,IND17503,T16269,TCA16269,TCF16269,TCSD16269,TZ16269,V17503,VCR17503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01E9900-4FD9-4BD1-B505-C6E60B800FF2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6174DCC-FB6C-400D-A462-19A9BD07184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9.000</text:p>
          </table:table-cell>
          <table:table-cell office:value-type="string" table:style-name="ce1">
            <text:p>2018-10-12 16:23:0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466566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4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stroemeria Everest (Tree Alstroemeria) Collectio,16279,T16279,T16279A,TCA16279,TCF16279,TCF16279A,TCH16279G,TCI20846,TCK16279,V17513,VCH17513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C0DC34C-0D16-4B79-8CAA-9CF348345E0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AED4CE1-1909-4CFA-8D81-677431C067A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08:03:33.000</text:p>
          </table:table-cell>
          <table:table-cell office:value-type="string" table:style-name="ce1">
            <text:p>2018-10-12 16:23:0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950034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6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tirrhinumRoyalBride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5CEB3AC-23BE-46B1-B78E-D8FE447D2E7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21D8CFA-2750-473C-9A8F-2AA3C97EB717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938892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7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Bluetopia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7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3C9BBBC-3EF1-475C-9E8B-9828410A967E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789962-F407-4DA4-8D04-3A5C463B3ED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31925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797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copaSnowtopia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8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1D24F86-10EC-4747-8CE5-246C07A3E71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7DF7089-6824-41E9-B1CB-0EBFAB427BA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210574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81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IlluminationMoltenLavaMixed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8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ABB0E79-E2B7-4F4C-B034-CA5E1D734098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0F15132-AC58-4493-8A84-FB16E201ADF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276070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82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2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ahliaFigaroMixed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8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D4F9D902-0A68-4B6E-9E86-CE49B000067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2A6098B-E0D9-4814-A2CB-06BD2771AC9B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9732424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84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aillardiaArizonaSun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8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22E4C07-2481-42FC-BD68-34321BC12BF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86FD571-C2A5-47C2-BB21-3682FD5F3B2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72294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864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obeliaMonsoon(MidnightBlue)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8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A3CAA03-AA5D-478B-92C6-0D8FBF90D0C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94ED258-3FC2-475F-AE1B-ABA017AC86C5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92289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88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ansyTeaParty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065CD27-4B01-4E80-9E8D-A5208F87C04E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A0211B4-8880-4349-BEF6-F8D08FE94A6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9-09-23 07:47:42.000</text:p>
          </table:table-cell>
          <table:table-cell office:value-type="string" table:style-name="ce1">
            <text:p>2018-10-12 16:23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58779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0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2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RM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eraniumZonalCandyflossMix12Trayx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A87C4F3-580D-4787-A1F0-12D7CE8E8871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04118A1-DF56-4FB4-9E79-6958D8FDBD3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2018-10-14 12:55:15.000</text:p>
          </table:table-cell>
          <table:table-cell office:value-type="string" table:style-name="ce1">
            <text:p>2018-10-12 16:23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69906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1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5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eraniumTrailingSybilBlue35mmPlugx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E8F29345-C947-4EBE-B4F2-C789BFB26CD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A961AF2-9472-4B96-97FE-CF9FEAFADBB1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4 09:37:01.000</text:p>
          </table:table-cell>
          <table:table-cell office:value-type="string" table:style-name="ce1">
            <text:p>2018-10-12 16:23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012943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3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0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eraniumTrailingSybilBlue35mmPlugx1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056CB55-0243-4532-973D-E3234B5B20A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D278A32-F5A3-484E-A74E-EA55C8D3E52F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4 09:37:03.000</text:p>
          </table:table-cell>
          <table:table-cell office:value-type="string" table:style-name="ce1">
            <text:p>2018-10-12 16:23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223584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5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4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railing Surfinia Red 21mm LL Plug x 5,16312,N20097,T16312,T16312A,TCI16312,TCK16312,V17546,VCF1754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1E0069F-44B4-44B9-A5BF-71604C0360B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A6EAEF8-2D36-432E-AA97-348CA594804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15 09:20:13.000</text:p>
          </table:table-cell>
          <table:table-cell office:value-type="string" table:style-name="ce1">
            <text:p>2018-10-12 16:23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7074057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7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4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railing Surfinia Purple 21mm LL Plug x 5,16316,N20099,T16316,T16316A,TCK16316,V1755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19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E1F7D96D-868C-4F6B-AD75-007A9BC7E8C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60C051D-595B-4A40-A6FB-74E359DA9D7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7.000</text:p>
          </table:table-cell>
          <table:table-cell office:value-type="string" table:style-name="ce1">
            <text:p>2018-10-12 16:23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7149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9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3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railing Surfinia White 21mm LL Plug x 5,16320,N20091,T16320,T16320A,TCI16320,TCK16320,V17554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0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23BFCCB-2B74-4074-97EF-9D2EC682AF8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611AC83-33B5-401F-B6B6-4AAA5AF3226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8.000</text:p>
          </table:table-cell>
          <table:table-cell office:value-type="string" table:style-name="ce1">
            <text:p>2018-10-12 16:23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2731009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0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4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Hanging Basket Collection Champagne &amp; Gold 21mm LL Plug x 10,16326,N18671,T16326,V1756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0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AE4D117-E538-4AF2-A91F-26B18883594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A0DC055-0C89-40DF-AE97-F907B5A381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4 10:45:37.000</text:p>
          </table:table-cell>
          <table:table-cell office:value-type="string" table:style-name="ce1">
            <text:p>2018-10-12 16:23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711271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9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Hanging Basket Collection Champagne &amp; Gold 21mm LL Plug x 20,16327,N18672,T16327,V17561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0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0A51B1D-3930-42CD-8EFF-62AF8DE74AB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9184AB3-45D7-43C8-8A79-CA87C6C133CB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4 10:45:38.000</text:p>
          </table:table-cell>
          <table:table-cell office:value-type="string" table:style-name="ce1">
            <text:p>2018-10-12 16:23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002021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4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Sensation Trailing Picotee Yellow/Orange (,16328,T16328,TCF16328,TCF16328A,TCI20895,V17562,VCA17562,VCF17562,YMA16328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0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FC758E8-5D06-42A1-AF6E-C57CD6C0DC0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7B9468D-C88F-4A85-9FAB-C0E1F8EFACF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5:41:04.000</text:p>
          </table:table-cell>
          <table:table-cell office:value-type="string" table:style-name="ce1">
            <text:p>2018-10-12 16:23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709405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5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3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Sensation Trailing Picotee Yellow/Orange (,16329,T16329,TCF16329,TCF16329A,TCH16329G,TCI20896,TCQ16329,TCSD16329,TZ16329,V17563,VCF17563,VZ17563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9C3E8DAC-474D-421A-89C9-E3B81432DCD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7F0D728-A903-4BDA-887C-65CE3B832925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02 15:54:47.000</text:p>
          </table:table-cell>
          <table:table-cell office:value-type="string" table:style-name="ce1">
            <text:p>2018-10-12 16:23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0612026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8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Sensation Trailing Picotee Yellow/Orange (,16330,T16330,TCI20897,V17564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1E432AF7-B679-4410-8CCC-3E803EED84F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18DD7-F5E9-4FE6-A060-C8E7341B864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5:40:44.000</text:p>
          </table:table-cell>
          <table:table-cell office:value-type="string" table:style-name="ce1">
            <text:p>2018-10-12 16:23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112950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4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66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Erato 21mm LL Plug x 10 (Contains a m,16332,N18677,T16332,T16332A,T16332B,TCA16332,TCC16332,TCF16332,TCH16332G,TCI20899,TCK16332,TCQ16332,V17566,V17566A,V17566B,VCF17566,VEX1756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8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C6B9464-63A2-4C4D-B727-696FA5E1343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5B6E5D9-F642-4E16-B8C8-0900F672E62F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4 15:39:37.000</text:p>
          </table:table-cell>
          <table:table-cell office:value-type="string" table:style-name="ce1">
            <text:p>2018-10-12 16:23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924089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6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32-QV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5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Falling Stars 21mm LL Plug x 1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2121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3D8E893C-752C-4221-BBCE-521E8CC812E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5B6E5D9-F642-4E16-B8C8-0900F672E62F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7-02 12:47:34.000</text:p>
          </table:table-cell>
          <table:table-cell office:value-type="string" table:style-name="ce1">
            <text:p>2019-03-04 13:32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522552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213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9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Erato 21mm LL Plug x 20 (Contains a m,16333,N18678,T16333,T16333A,T16333B,T16333C,TCH16333G,TCI20900,TCK16333,TCM16333,TCM16333A,V17567,V17567A,VEX17567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8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5E719400-3606-400C-81BF-657A2D9A371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46DCF73-4EB0-403E-918F-EE88F2A4BE3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2:53:17.000</text:p>
          </table:table-cell>
          <table:table-cell office:value-type="string" table:style-name="ce1">
            <text:p>2018-10-12 16:23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989239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8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8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tirrhinum Madame Butterfly 12 Tray x 4,16335,V17569,VZ17569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D82B7AE8-EA32-40D1-8C24-BA46E0B6BCF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9B0551F-6535-4BD8-926B-9FDF2A67AFE7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4.000</text:p>
          </table:table-cell>
          <table:table-cell office:value-type="string" table:style-name="ce1">
            <text:p>2018-10-12 16:23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307729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04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alvia Blaze Of Fire 12 Tray x 4,16341,V17575,VJ1757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6A1D954-0F03-46D0-B8E8-06BD96F70AB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62B8AF9-D37A-4B91-AA21-63908AD5E77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5.000</text:p>
          </table:table-cell>
          <table:table-cell office:value-type="string" table:style-name="ce1">
            <text:p>2018-10-12 16:23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51961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1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3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obelia Ultra Cascade Improved Mix (T&amp;Ms Choice) 1,16344,V17578,VCA17578,VCH17578,VZ17578,VZ17578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011A784-0982-4104-837B-B8FFF59F624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E1913C30-76F3-4205-AD4B-58B6C3FD4DD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6.000</text:p>
          </table:table-cell>
          <table:table-cell office:value-type="string" table:style-name="ce1">
            <text:p>2018-10-12 16:23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704133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37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8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Express Union Jack 12 Tray x 2,16350,V17584,V17584A,VCA17584,VZ17584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F57D9F85-E08B-4388-A879-A353AB6CA06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789693E-557E-4746-8827-AF5C83DDD75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8.000</text:p>
          </table:table-cell>
          <table:table-cell office:value-type="string" table:style-name="ce1">
            <text:p>2018-10-12 16:23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608680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5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3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Express Union Jack 12 Tray x 4,16351,V17585,V17585A,VCA1758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D90B6FBB-297F-4712-85CC-C6EBA24ABA21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AA0DE97-D95B-40D0-A0EA-DE22669E62B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8.000</text:p>
          </table:table-cell>
          <table:table-cell office:value-type="string" table:style-name="ce1">
            <text:p>2018-10-12 16:23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801036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7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4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Express Union Jack 12 Tray x 6,16352,TCQ16352,V17586,V17586A,VCA1758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29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6F0D432-836B-421F-8D01-19092B0B362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8C155DE-933E-4DCA-B025-B12A06FDEC1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8.000</text:p>
          </table:table-cell>
          <table:table-cell office:value-type="string" table:style-name="ce1">
            <text:p>2018-10-12 16:23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81350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98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1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Verbena Union Jack 12 Tray x 6,16355,N15276C,N18700,N18700A,T16355,TCI20922,TCK16355,V17589,V17589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EA4D3078-6DD8-4566-89A2-D51FE8B55CB3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8FA3FDD-D826-48A0-8E58-9233C57CEC7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6.000</text:p>
          </table:table-cell>
          <table:table-cell office:value-type="string" table:style-name="ce1">
            <text:p>2018-10-12 16:23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286381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0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8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Double Orchid Picotee Mixed 12 Tray x 2,16369,TCB16369,TCB16369A,V17603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CA02E0B-3570-4CB8-AA8A-A62E31FA8C0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6DCC181-BD09-4E74-8D9E-9834E7A1012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7.000</text:p>
          </table:table-cell>
          <table:table-cell office:value-type="string" table:style-name="ce1">
            <text:p>2018-10-12 16:23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795588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2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2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Double Orchid Picotee Mixed 12 Tray x 4,16370,V17604,VZ17604,VZ17604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F3A5516-FAC3-433C-ABED-ED71C1A078B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3FFEC8E-E21B-46EC-86C6-F3EB8528E44E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7.000</text:p>
          </table:table-cell>
          <table:table-cell office:value-type="string" table:style-name="ce1">
            <text:p>2018-10-12 16:23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0625574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43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1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 Giant Trailing Deep Purple 21mm LL Plug x,16378,MGA17612,N18723,T16378,V17612,VCF17612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1F09954-614F-4DB1-89DF-ECAC634CC8C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5DD77CE-8473-4933-BDEE-5EED7D25BF4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2.000</text:p>
          </table:table-cell>
          <table:table-cell office:value-type="string" table:style-name="ce1">
            <text:p>2018-10-12 16:23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990502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5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3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Incurved Mixed 35mm Plug x 10 (Co,16381,MGA17615,N18726,TCA16381,TCC16381,TCI20948,V17615,V17615A,V17615X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3CB665FB-85C4-4732-9AD4-01FABC28A8F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6C23BC1-8282-481E-9D32-9BD7A7AF01E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5.000</text:p>
          </table:table-cell>
          <table:table-cell office:value-type="string" table:style-name="ce1">
            <text:p>2018-10-12 16:23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938230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7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67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Incurved Mixed 35mm Plug x 20 (Co,16382,MGA17616,TCC16382,TCI20949,V17616,V17616A,V17616X,VCF1761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0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7CF4C34B-D1CB-4BA7-980A-D5BF593D2648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6643541-9869-42A2-AB7C-EC04A9982BA6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4.000</text:p>
          </table:table-cell>
          <table:table-cell office:value-type="string" table:style-name="ce1">
            <text:p>2018-10-12 16:23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948695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09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6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Decorative Mix 35mm Plug x 10 con,16384,N18729,V17618,V17618A,VJ17618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245BB70-3841-435B-B2BC-4ED486C8473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D6C84D3-D3BD-4C1F-A453-F2A93CF02DB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3.000</text:p>
          </table:table-cell>
          <table:table-cell office:value-type="string" table:style-name="ce1">
            <text:p>2018-10-12 16:23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70689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1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9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Decorative Mix 35mm Plug x 20 (Co,16385,V17619,V17619A,VJ17619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F1FBB19-7DB8-4B59-9CD6-9A70DEB7E72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B10E156-0B71-422B-9748-69A1F313721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3.000</text:p>
          </table:table-cell>
          <table:table-cell office:value-type="string" table:style-name="ce1">
            <text:p>2018-10-12 16:23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91327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6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Double American Spray Mix 21mm LL Pl,16386,IND17620,N18731,T16386,TCF16386,V17620,V17620A,VCA1762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F99EB0E8-1F31-437B-8D73-7FEED9AF15B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C7D15E73-E45D-4905-BAA9-5F13A1E71C2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1:01:39.000</text:p>
          </table:table-cell>
          <table:table-cell office:value-type="string" table:style-name="ce1">
            <text:p>2018-10-12 16:23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356746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4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6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Double American Spray Mix 21mm LL Pl,16387,N18732,T16387,TCF16387,V17621,V17621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8319D72-7164-4E3A-AF8D-D36EC05DC267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13A446F-AA2D-4EFD-A70F-EDBD9023268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1:01:40.000</text:p>
          </table:table-cell>
          <table:table-cell office:value-type="string" table:style-name="ce1">
            <text:p>2018-10-12 16:23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65670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6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8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Double American Spray Mix 21mm LL Pl,16388,T16388,TCF16388,V17622,V17622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7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6EECD28F-CC9E-41A6-972F-41F5588AE51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903EEB-08BD-436E-A82A-E6C6DCEBEF76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1:01:41.000</text:p>
          </table:table-cell>
          <table:table-cell office:value-type="string" table:style-name="ce1">
            <text:p>2018-10-12 16:23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87835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gonia Lotto Mixed 12 Tray x 4,16395,V17629,V17629A,VCF17629,VZ17629,VZ17629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1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C88891B-9E86-4DFA-ADB1-4B9C501375D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CBC1CDD-341D-479F-A438-54A7D415B48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9.000</text:p>
          </table:table-cell>
          <table:table-cell office:value-type="string" table:style-name="ce1">
            <text:p>2018-10-12 16:23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897049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19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1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3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2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azania Tiger Stripes Mixed (T&amp;M's Choice) 12 Tray,16398,V17632,VCF17632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2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5BAD57D2-EA34-4A9F-88A6-D443C84B7A0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4D6B4A7-1FED-47C4-A24B-9945A0C6847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0 10:07:29.000</text:p>
          </table:table-cell>
          <table:table-cell office:value-type="string" table:style-name="ce1">
            <text:p>2018-10-12 16:23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703005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21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2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9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Hardy Snow Pixie 40mm Plug x 5,16401,IND17635,JPA17635,MGA17635,V17635,V17635A,VCK17635,VCR17635,VJ1763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2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475067F-C06D-4711-8379-16B94A386E86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62B4D69-FBE8-49F3-96AB-2CF0A5BEB05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2:53:30.000</text:p>
          </table:table-cell>
          <table:table-cell office:value-type="string" table:style-name="ce1">
            <text:p>2018-10-12 16:23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356823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2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1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Hardy Jucundum Compactum 40mm Plug x,16402,IND17636,JPA17636,MGA17636,V17636,V17636A,VCK17636,VCR17636,VJ1763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2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D8F47F2-97F2-4D08-B5DE-40F55313A0EB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5E11DCD-95C5-466C-BBFB-278812E4EC1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4:55:49.000</text:p>
          </table:table-cell>
          <table:table-cell office:value-type="string" table:style-name="ce1">
            <text:p>2018-10-12 16:23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0235640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247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7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Hardy Tresco Purple 40mm Plug x 5,16403,IND17637,JPA17637,MGA17637,V17637,V17637A,VCK17637,VCR17637,VJ17637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2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8DB763F-FEAB-4CA7-AB39-8E841D413222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EF3F6274-8997-4F29-928E-F23BE16BB94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4:55:49.000</text:p>
          </table:table-cell>
          <table:table-cell office:value-type="string" table:style-name="ce1">
            <text:p>2018-10-12 16:23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261128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267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07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steospermum Hardy Collection 40mm Plug x 15 (Cont,16404,IND17638,JPA17638,MGA17638,V17638,V17638A,V17638B,V17638C,VCF17638,VCK17638,VCR17638,VJ17638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2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C784B68F-0437-4C74-952C-9A56F49C5CB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0B8737B-A4F7-471E-8D9A-9839BACC1F9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2:53:31.000</text:p>
          </table:table-cell>
          <table:table-cell office:value-type="string" table:style-name="ce1">
            <text:p>2018-10-12 16:23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179255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28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6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umbelina (Frills &amp; Spills) Cherry Ripple,16418,N18763,N18763A,T16418,T16418A,TCB16418,TCI16418,TCK16418,TZ16418,V17652,V17652A,VCA17652,VCF17652,VCF17652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6EAB218-3AFA-4B98-9188-12EC445663D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2E7D63F-745C-4799-8DAC-A725F19F412E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2:53:17.000</text:p>
          </table:table-cell>
          <table:table-cell office:value-type="string" table:style-name="ce1">
            <text:p>2018-10-12 16:23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39291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0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3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umbelina (Frills &amp; Spills) Candy Floss 21,16419,N18764,N18764A,T47609,T47609A,TCI20986,TCK47609,V17653,V17653A,VCA17653,VCF17653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B4830A7-D4F3-4129-A1AB-1E277A0C09C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130AC34-4B90-47BF-98EF-728AA0802B7A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12:37.000</text:p>
          </table:table-cell>
          <table:table-cell office:value-type="string" table:style-name="ce1">
            <text:p>2018-10-12 16:23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159762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umbelina (Frills &amp; Spills) Susanna 21mm L,16421,N18766,N18766A,T16421,T16421A,TCB16421,TCI16421,TCK16421,TZ16421,V17655,V17655A,VCA17655,VCF17655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0B8FA43-79A9-469F-8CE5-AB6E0FFD7E4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60AEC07-78B7-49DC-AA4E-3C3BB6BFD77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2:53:18.000</text:p>
          </table:table-cell>
          <table:table-cell office:value-type="string" table:style-name="ce1">
            <text:p>2018-10-12 16:23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623482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6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tunia Tumbelina (Frills &amp; Spills) Priscilla 21mm,16422,N18767,N18767A,T16422,T16422A,TCB16422,TCI16422,TCK16422,TZ16422,V17656,V17656A,VCA17656,VCF17656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A317C9B-881A-462E-9754-929D5D851D9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DFD3686F-09C2-4CC7-9C62-12A5D69469DA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2:53:18.000</text:p>
          </table:table-cell>
          <table:table-cell office:value-type="string" table:style-name="ce1">
            <text:p>2018-10-12 16:23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785737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5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4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uchsia Hardy Shrimp Cocktail 21mm LL Plug x 5,16427,IND17661,JPA17661,MGA17661,N20180,T16427,T16427A,V17661,VEX17661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67CDAD0-5A3B-41FD-9F7F-DB9E74BCB9FD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CD5952E-65EB-4675-9355-E8835B23512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5 13:35:54.000</text:p>
          </table:table-cell>
          <table:table-cell office:value-type="string" table:style-name="ce1">
            <text:p>2018-10-12 16:23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137583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8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3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Cushions 21mm LL Plug x 10 (Contains,16438,N20187,TCQ16438,V17672,V17672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3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FC1EBA8E-990F-4909-BEF0-D92D81C5A41A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7A18C6-5193-46EA-B5E9-352F1ACEBBD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2.000</text:p>
          </table:table-cell>
          <table:table-cell office:value-type="string" table:style-name="ce1">
            <text:p>2018-10-12 16:23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977197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39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0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hrysanthemum Cushions 21mm LL Plug x 20 (Contains,16439,V17673,V17673A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4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02A2AA6-0577-4223-B813-3730F5A7B78A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9F0B645-DF1A-498A-8EFB-4B4199F35AA4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9:59:51.000</text:p>
          </table:table-cell>
          <table:table-cell office:value-type="string" table:style-name="ce1">
            <text:p>2018-10-12 16:23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792014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41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14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7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anthus (Pinks) Scented Collection 21mm LL Plug x,16445,IND17679,JPA17679,MGA17679,N18790,TCA16445,TCH16445T,V17679,V17679A,V17679B,V17679D,V17679X,VCF17679,VCK17679,VCR17679,VCR17679A,VEX17679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4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53E3B46A-939A-4B60-AC98-3D88216DEE2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696FFB2-5BF8-44BA-8A08-8A9F1CEABE3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0 09:42:02.000</text:p>
          </table:table-cell>
          <table:table-cell office:value-type="string" table:style-name="ce1">
            <text:p>2018-10-12 16:23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32690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437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5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hlox Creeping Collection 21mm LL Plug x 20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4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B85747A5-7D01-450F-B20A-8B64BC9BCFF8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EFF6CD4-07C4-4261-B7B3-794392311AD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U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2:57:20.000</text:p>
          </table:table-cell>
          <table:table-cell office:value-type="string" table:style-name="ce1">
            <text:p>2018-10-12 16:23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8505239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45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51-G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5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hlox Creeping Collection 21mm LL Plug x 20 (Conta,16451,IND17685,MGA17685,N18796,T16451,TCA16451,TCA16451A,TCB16451,TCB16451A,TCB16451W,TCC16451,TCI21018,TCK16451,TCK16451A,TCSD16451,TCSE16451,V17685,V17685A,VCK17685,VEX17685,16451-GR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78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80C3672F-0F55-417B-A86C-05443B18D218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EFF6CD4-07C4-4261-B7B3-794392311AD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30 13:56:18.000</text:p>
          </table:table-cell>
          <table:table-cell office:value-type="string" table:style-name="ce1">
            <text:p>2018-11-02 09:49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841154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4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51-QV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7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6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hlox Creeping Collection 21mm LL Plug x 20 (4 each Candy Stripes;Drummonds Pink (McDaniels Cushion); Emerald Cushion Blue; Pharao Red Eye; Red Admiral (Red Wings))</text:p>
          </table:table-cell>
          <table:table-cell table:number-columns-repeated="2" table:style-name="ce1"/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798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20E78E8-D04A-4A94-B790-7BEA89E2CF5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EFF6CD4-07C4-4261-B7B3-794392311AD8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23 14:04:10.000</text:p>
          </table:table-cell>
          <table:table-cell office:value-type="string" table:style-name="ce1">
            <text:p>2018-11-20 13:26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15770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98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2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7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ily Blue Wonder 1 Ziro 5 Bulbs Size 12/14,16455,N18800,T16455,TCI21022,V17689,V17689A,VCH17689,VZ17689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4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47F1E5F0-3F6D-4583-9A99-DEFEDF26B521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AAB92DD7-16F6-42C8-A4A6-1545E6D3C5E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4:55:50.000</text:p>
          </table:table-cell>
          <table:table-cell office:value-type="string" table:style-name="ce1">
            <text:p>2018-10-12 16:23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03808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473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5-28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66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20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TM MPLANT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isteria (Standard) Sinensis 2 Bare Root Length &lt;1,16466,IND17700,MGA17700,N18811,T16466,T16466X,V17700,V17700A,V17700X,VCF17700,VEX177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621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0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0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0CB0127E-4760-4D87-8E0E-E3C6F0A9F77C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9D2A108-C56C-418C-B438-3EC173DA5322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29 15:52:29.000</text:p>
          </table:table-cell>
          <table:table-cell office:value-type="string" table:style-name="ce1">
            <text:p>2018-10-12 16:45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160746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6212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9 00:00:00.000</text:p>
          </table:table-cell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upin My Castle (Red) 1 ziro 5 Bare Roots size 1,16482,N18827,T16482,TCI21049,TCK16482,V17716,VCEU17716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5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3C501BD9-CA22-4C08-986E-7AB81B27DE8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EA97B96-7B8D-4713-A477-B3004CB6061C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09 10:26:28.000</text:p>
          </table:table-cell>
          <table:table-cell office:value-type="string" table:style-name="ce1">
            <text:p>2018-10-12 16:23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09304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51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upin Noble Maiden (White) 1 Ziro 5 Bare Roots Size 1,16483,N18828,TCI21050,TCK16483,V17717,VCEU17717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5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4843E25-91BE-4B89-B817-0AC75496E11F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CAE728E-54CA-420B-9694-094BF5D899B3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28 08:52:14.000</text:p>
          </table:table-cell>
          <table:table-cell office:value-type="string" table:style-name="ce1">
            <text:p>2018-10-12 16:23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381095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529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upin The Governor (Blue) 1 ziro 5 Bare Roots size 1,16484,N18829,TCK16484,V17718,VCEU17718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5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298ED281-8D96-4D22-8E22-74E37530868E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3AC9102-1D1A-4137-9E50-3DFDE651FAE5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12 09:33:38.000</text:p>
          </table:table-cell>
          <table:table-cell office:value-type="string" table:style-name="ce1">
            <text:p>2018-10-12 16:23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420155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548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02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6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erine (Guernsey Lily) Mixed 1 Ziro 6 Bulbs Size 1,16493,N18838,V17727,V17727A,VCH17727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35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FA9D5BB5-810F-4667-B3D5-2EEFABAD5E35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687B58C-273A-4BC0-AD53-4E830C8BF9D9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4:53:05.000</text:p>
          </table:table-cell>
          <table:table-cell office:value-type="string" table:style-name="ce1">
            <text:p>2018-10-12 16:23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95751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3566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TMPERD14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6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11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erine (Guernsey Lily) Bowdenii 1 Ziro 6 Bulbs Siz,16495,N18840,T16495,TCA16495,TCA16495R,TCB16495U,TCH16495G,TCI21062,TCI21062A,TCK16495,TCK16495A,TCK16495B,TCK16495W,TCSD16495,V17729,VCK17729,YMA16495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43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D0FE0A8B-68E2-4D71-8F79-D162FB23BA44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E09F16D-42A8-4BEE-8FE6-6294D67E7867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5:27:14.000</text:p>
          </table:table-cell>
          <table:table-cell office:value-type="string" table:style-name="ce1">
            <text:p>2018-10-12 16:23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964741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2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3-05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style-name="ro1">
          <table:table-cell office:value-type="string" table:style-name="ce1">
            <text:p>164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FP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5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60290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ymphaea (Water Lily) White 1 Ziro 1 Bare Root Siz,16497,N18842,TCK16497,V17731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56371543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{AC272F8B-001B-406B-8AA0-D3198FD2FC10}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FD0CB1CD-FF18-4A98-9F75-4C8E64CFF05D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O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PLANTS_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27 15:20:47.000</text:p>
          </table:table-cell>
          <table:table-cell office:value-type="string" table:style-name="ce1">
            <text:p>2018-10-12 16:23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3534218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SSALL</text:p>
          </table:table-cell>
          <table:table-cell office:value-type="string" table:style-name="ce1">
            <text:p>5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4-16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8"/>
        </table:table-row>
        <table:table-row table:number-rows-repeated="1048475" table:style-name="ro1">
          <table:table-cell table:number-columns-repeated="16384"/>
        </table:table-row>
      </table:table>
      <table:table table:name="INVENTTABLEMODULE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ID</text:p>
          </table:table-cell>
          <table:table-cell office:value-type="string" table:style-name="ce1">
            <text:p>MODULETYPE</text:p>
          </table:table-cell>
          <table:table-cell office:value-type="string" table:style-name="ce1">
            <text:p>UNIT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PRICEUNIT</text:p>
          </table:table-cell>
          <table:table-cell office:value-type="string" table:style-name="ce1">
            <text:p>MARKUP</text:p>
          </table:table-cell>
          <table:table-cell office:value-type="string" table:style-name="ce1">
            <text:p>LINEDISC</text:p>
          </table:table-cell>
          <table:table-cell office:value-type="string" table:style-name="ce1">
            <text:p>MULTILINEDISC</text:p>
          </table:table-cell>
          <table:table-cell office:value-type="string" table:style-name="ce1">
            <text:p>ENDDISC</text:p>
          </table:table-cell>
          <table:table-cell office:value-type="string" table:style-name="ce1">
            <text:p>TAXITEMGROUPID</text:p>
          </table:table-cell>
          <table:table-cell office:value-type="string" table:style-name="ce1">
            <text:p>MARKUPGROUPID</text:p>
          </table:table-cell>
          <table:table-cell office:value-type="string" table:style-name="ce1">
            <text:p>PRICEDATE</text:p>
          </table:table-cell>
          <table:table-cell office:value-type="string" table:style-name="ce1">
            <text:p>PRICEQTY</text:p>
          </table:table-cell>
          <table:table-cell office:value-type="string" table:style-name="ce1">
            <text:p>ALLOCATEMARKUP</text:p>
          </table:table-cell>
          <table:table-cell office:value-type="string" table:style-name="ce1">
            <text:p>OVERDELIVERYPCT</text:p>
          </table:table-cell>
          <table:table-cell office:value-type="string" table:style-name="ce1">
            <text:p>UNDERDELIVERYPCT</text:p>
          </table:table-cell>
          <table:table-cell office:value-type="string" table:style-name="ce1">
            <text:p>SUPPITEMGROUPID</text:p>
          </table:table-cell>
          <table:table-cell office:value-type="string" table:style-name="ce1">
            <text:p>INTERCOMPANYBLOCKED</text:p>
          </table:table-cell>
          <table:table-cell office:value-type="string" table:style-name="ce1">
            <text:p>TAXWITHHOLDITEMGROUPHEADING_TH</text:p>
          </table:table-cell>
          <table:table-cell office:value-type="string" table:style-name="ce1">
            <text:p>TAXWITHHOLDCALCULATE_TH</text:p>
          </table:table-cell>
          <table:table-cell office:value-type="string" table:style-name="ce1">
            <text:p>MAXIMUMRETAILPRICE_IN</text:p>
          </table:table-cell>
          <table:table-cell office:value-type="string" table:style-name="ce1">
            <text:p>PRICESECCUR_RU</text:p>
          </table:table-cell>
          <table:table-cell office:value-type="string" table:style-name="ce1">
            <text:p>MARKUPSECCUR_RU</text:p>
          </table:table-cell>
          <table:table-cell office:value-type="string" table:style-name="ce1">
            <text:p>PDSPRICINGPRECISION</text:p>
          </table:table-cell>
          <table:table-cell office:value-type="string" table:style-name="ce1">
            <text:p>TAXGSTRELIEFCATEGORY_MY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9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9-09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09 11:25:39.000</text:p>
          </table:table-cell>
          <table:table-cell office:value-type="string" table:style-name="ce1">
            <text:p>2018-10-12 16:23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910950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454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.83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1 12:47:27.000</text:p>
          </table:table-cell>
          <table:table-cell office:value-type="string" table:style-name="ce1">
            <text:p>2018-10-12 16:23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24208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454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6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6.000</text:p>
          </table:table-cell>
          <table:table-cell office:value-type="string" table:style-name="ce1">
            <text:p>2018-10-12 16:23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846944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454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4:53:36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23016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5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3:48:04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662445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4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50264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4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3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4-2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23 10:49:44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345903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9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4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3:48:22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700473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9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560103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39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7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1-10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10 14:32:20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008022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5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98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0:40:47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21534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5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60651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4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2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2 11:27:35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17575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9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3:48:39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086398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9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870065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49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44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5-14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14 16:02:59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47814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55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816147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54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7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939517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54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8.7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007087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0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8.7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123588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0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8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664883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0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6.6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9-30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2 13:33:13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399440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5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8.2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849332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5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786421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5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9.5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5-2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2 15:44:58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431762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70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413082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9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31181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69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7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8-29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29 09:35:02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671492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75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35.4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7377150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75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383559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75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7.1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503149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7.1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08679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3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40104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2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3-07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07 09:12:29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4643120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7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4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486651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7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51089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87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094275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3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7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486818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3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69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867187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3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331995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9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422769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9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833885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598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4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3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01 11:20:09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228234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04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988609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04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1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627444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04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3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09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744224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84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213826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83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947714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8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8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09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238342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0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489656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0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2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051080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0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2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2 11:27:35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47021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5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3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109907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5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520767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695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5-28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9 14:09:19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645544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1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4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163618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39117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0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28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8 10:29:44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468092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5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4614807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5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93223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05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4:53:36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13614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1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393681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3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6068171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3-07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07 09:38:56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046380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6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5829206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6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84844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16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1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10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158747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2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1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353578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2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8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675955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2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2 11:27:35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359998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7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3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352259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7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382322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27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10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6910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3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8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184154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3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998497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2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10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145610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7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3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84797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7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689092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37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5-1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13 13:16:47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92184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437715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2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895100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2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39:10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411767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8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923254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8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4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4214394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48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3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5:13:08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227408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53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1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771789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52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444583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75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2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2-2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1 14:02:52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407501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3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2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3:48:52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193437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3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5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38383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3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6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3 14:40:50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9642780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9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6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35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117721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9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76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4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3:42:15.000</text:p>
          </table:table-cell>
          <table:table-cell office:value-type="string" table:style-name="ce1">
            <text:p>2018-10-12 16:23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5682792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38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3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1-2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23 12:48:58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024046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46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1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38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21902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46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1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4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3:42:15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777931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46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2.48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1-2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3 12:14:46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381086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52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4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61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2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1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8:24:49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919516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51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4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8-10-14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4 13:42:15.000</text:p>
          </table:table-cell>
          <table:table-cell office:value-type="string" table:style-name="ce1">
            <text:p>2018-10-12 16:23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097027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51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118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.59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STANDARD</text:p>
          </table:table-cell>
          <table:table-cell table:style-name="ce1"/>
          <table:table-cell office:value-type="string" table:style-name="ce1">
            <text:p>2019-02-2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21 09:15:47.000</text:p>
          </table:table-cell>
          <table:table-cell office:value-type="string" table:style-name="ce1">
            <text:p>2018-10-12 16:23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858108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8580</text:p>
          </table:table-cell>
          <table:table-cell table:number-columns-repeated="1635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1:53:28Z</meta:creation-date>
    <dc:date>2019-11-19T11:55:12Z</dc:date>
  </office:meta>
</office:document-meta>
</file>